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paragraph-properties fo:margin-top="0in" fo:margin-bottom="0in" loext:contextual-spacing="false" fo:line-height="110%"/>
      <style:text-properties style:font-name="Cambria"/>
    </style:style>
    <style:style style:name="P2" style:family="paragraph" style:parent-style-name="Heading_20_3">
      <style:paragraph-properties fo:margin-top="0in" fo:margin-bottom="0in" loext:contextual-spacing="false" fo:line-height="110%"/>
      <style:text-properties style:font-name="Cambria" officeooo:paragraph-rsid="00112acb"/>
    </style:style>
    <style:style style:name="P3" style:family="paragraph" style:parent-style-name="Heading_20_2">
      <style:paragraph-properties fo:margin-top="0in" fo:margin-bottom="0in" loext:contextual-spacing="false" fo:line-height="110%"/>
      <style:text-properties style:font-name="Cambria"/>
    </style:style>
    <style:style style:name="P4" style:family="paragraph" style:parent-style-name="Heading_20_2">
      <style:paragraph-properties fo:margin-top="0in" fo:margin-bottom="0in" loext:contextual-spacing="false" fo:line-height="110%"/>
      <style:text-properties style:font-name="Cambria" officeooo:paragraph-rsid="000e8882"/>
    </style:style>
    <style:style style:name="P5" style:family="paragraph" style:parent-style-name="Heading_20_2">
      <style:paragraph-properties fo:margin-top="0in" fo:margin-bottom="0in" loext:contextual-spacing="false" fo:line-height="110%"/>
      <style:text-properties style:font-name="Cambria" officeooo:paragraph-rsid="00112acb"/>
    </style:style>
    <style:style style:name="P6" style:family="paragraph" style:parent-style-name="Heading_20_2">
      <style:paragraph-properties fo:margin-top="0in" fo:margin-bottom="0in" loext:contextual-spacing="false" fo:line-height="110%"/>
      <style:text-properties style:font-name="Cambria" officeooo:rsid="00112acb" officeooo:paragraph-rsid="00112acb"/>
    </style:style>
    <style:style style:name="P7" style:family="paragraph" style:parent-style-name="Standard">
      <style:paragraph-properties fo:margin-top="0in" fo:margin-bottom="0in" loext:contextual-spacing="false" fo:line-height="110%" fo:text-align="center" style:justify-single-word="false"/>
      <style:text-properties style:font-name="Cambria" fo:font-size="14pt" fo:language="en" fo:country="US" fo:font-weight="bold" officeooo:rsid="00087c6d" officeooo:paragraph-rsid="00087c6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in" fo:margin-bottom="0in" loext:contextual-spacing="false" fo:line-height="110%"/>
      <style:text-properties style:font-name="Cambria" fo:font-size="14pt" fo:language="en" fo:country="US" fo:font-weight="bold" officeooo:rsid="00087c6d" officeooo:paragraph-rsid="00087c6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in" fo:margin-bottom="0in" loext:contextual-spacing="false" fo:line-height="110%" fo:text-align="end" style:justify-single-word="false"/>
      <style:text-properties style:font-name="Cambria" fo:font-size="14pt" fo:language="en" fo:country="US" fo:font-weight="normal" officeooo:rsid="00087c6d" officeooo:paragraph-rsid="00087c6d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margin-top="0in" fo:margin-bottom="0in" loext:contextual-spacing="false" fo:line-height="110%" fo:text-align="justify" style:justify-single-word="false"/>
      <style:text-properties style:font-name="Cambria" officeooo:paragraph-rsid="000925a5"/>
    </style:style>
    <style:style style:name="P11" style:family="paragraph" style:parent-style-name="Standard" style:list-style-name="L1">
      <style:paragraph-properties fo:margin-top="0in" fo:margin-bottom="0in" loext:contextual-spacing="false" fo:line-height="110%" fo:text-align="justify" style:justify-single-word="false"/>
      <style:text-properties style:font-name="Cambria" officeooo:paragraph-rsid="00096cd9"/>
    </style:style>
    <style:style style:name="P12" style:family="paragraph" style:parent-style-name="Standard" style:list-style-name="L2">
      <style:paragraph-properties fo:margin-top="0in" fo:margin-bottom="0in" loext:contextual-spacing="false" fo:line-height="110%" fo:text-align="justify" style:justify-single-word="false"/>
      <style:text-properties officeooo:paragraph-rsid="000b48ec"/>
    </style:style>
    <style:style style:name="P13" style:family="paragraph" style:parent-style-name="Standard" style:list-style-name="L3">
      <style:paragraph-properties fo:margin-top="0in" fo:margin-bottom="0in" loext:contextual-spacing="false" fo:line-height="110%" fo:text-align="justify" style:justify-single-word="false"/>
      <style:text-properties officeooo:paragraph-rsid="000cd5ce"/>
    </style:style>
    <style:style style:name="P14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10%" fo:text-align="start" style:justify-single-word="false" fo:text-indent="0in" style:auto-text-indent="false" fo:background-color="transparent"/>
      <style:text-properties style:font-name="Cambria" fo:font-size="12pt" fo:language="en" fo:country="US" fo:font-weight="normal" officeooo:rsid="00087c6d" officeooo:paragraph-rsid="00087c6d" style:font-size-asian="12pt" style:font-weight-asian="normal" style:font-size-complex="12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.5in" fo:margin-right="0in" fo:margin-top="0in" fo:margin-bottom="0in" loext:contextual-spacing="false" fo:line-height="110%" fo:text-align="start" style:justify-single-word="false" fo:text-indent="0in" style:auto-text-indent="false" style:page-number="auto" fo:background-color="transparent"/>
      <style:text-properties style:font-name="Cambria" fo:font-size="12pt" fo:language="en" fo:country="US" fo:font-weight="normal" officeooo:rsid="00087c6d" officeooo:paragraph-rsid="00087c6d" style:font-size-asian="12pt" style:font-weight-asian="normal" style:font-size-complex="12pt" style:font-weight-complex="normal"/>
    </style:style>
    <style:style style:name="P16" style:family="paragraph" style:parent-style-name="Text_20_body" style:list-style-name="L4">
      <style:paragraph-properties fo:margin-top="0in" fo:margin-bottom="0in" loext:contextual-spacing="false" fo:line-height="110%"/>
      <style:text-properties style:font-name="Cambria" fo:font-weight="bold" officeooo:rsid="000e8882" officeooo:paragraph-rsid="000e8882" style:font-weight-asian="bold" style:font-weight-complex="bold"/>
    </style:style>
    <style:style style:name="P17" style:family="paragraph" style:parent-style-name="Text_20_body" style:list-style-name="L4">
      <style:paragraph-properties fo:margin-top="0in" fo:margin-bottom="0in" loext:contextual-spacing="false" fo:line-height="110%"/>
      <style:text-properties style:font-name="Cambria" fo:font-weight="bold" officeooo:rsid="000e8882" officeooo:paragraph-rsid="001db4e0" style:font-weight-asian="bold" style:font-weight-complex="bold"/>
    </style:style>
    <style:style style:name="P18" style:family="paragraph" style:parent-style-name="Text_20_body" style:list-style-name="L4">
      <style:paragraph-properties fo:margin-top="0in" fo:margin-bottom="0in" loext:contextual-spacing="false" fo:line-height="110%"/>
      <style:text-properties style:font-name="Cambria" fo:font-weight="bold" officeooo:rsid="000e8882" officeooo:paragraph-rsid="000fbab4" style:font-weight-asian="bold" style:font-weight-complex="bold"/>
    </style:style>
    <style:style style:name="P19" style:family="paragraph" style:parent-style-name="Text_20_body" style:list-style-name="L6">
      <style:paragraph-properties fo:margin-top="0in" fo:margin-bottom="0in" loext:contextual-spacing="false" fo:line-height="110%"/>
      <style:text-properties style:font-name="Cambria" fo:font-weight="bold" officeooo:rsid="0022b9ff" officeooo:paragraph-rsid="0022b9ff" style:font-weight-asian="bold" style:font-weight-complex="bold"/>
    </style:style>
    <style:style style:name="P20" style:family="paragraph" style:parent-style-name="Text_20_body" style:list-style-name="L8">
      <style:paragraph-properties fo:margin-top="0in" fo:margin-bottom="0in" loext:contextual-spacing="false" fo:line-height="110%" fo:text-align="justify" style:justify-single-word="false"/>
      <style:text-properties style:font-name="Cambria" fo:font-weight="bold" officeooo:rsid="0012dcce" officeooo:paragraph-rsid="0012dcce" style:font-weight-asian="bold" style:font-weight-complex="bold"/>
    </style:style>
    <style:style style:name="P21" style:family="paragraph" style:parent-style-name="Text_20_body" style:list-style-name="L4">
      <style:paragraph-properties fo:margin-top="0in" fo:margin-bottom="0in" loext:contextual-spacing="false" fo:line-height="110%"/>
      <style:text-properties style:font-name="Cambria" officeooo:rsid="000e8882" officeooo:paragraph-rsid="000e8882"/>
    </style:style>
    <style:style style:name="P22" style:family="paragraph" style:parent-style-name="Text_20_body" style:list-style-name="L4">
      <style:paragraph-properties fo:margin-top="0in" fo:margin-bottom="0in" loext:contextual-spacing="false" fo:line-height="110%"/>
      <style:text-properties style:font-name="Cambria" officeooo:rsid="000e8882" officeooo:paragraph-rsid="001a9b47"/>
    </style:style>
    <style:style style:name="P23" style:family="paragraph" style:parent-style-name="Text_20_body" style:list-style-name="L4">
      <style:paragraph-properties fo:margin-top="0in" fo:margin-bottom="0in" loext:contextual-spacing="false" fo:line-height="110%"/>
      <style:text-properties style:font-name="Cambria" officeooo:rsid="000e8882" officeooo:paragraph-rsid="001c8dfb"/>
    </style:style>
    <style:style style:name="P24" style:family="paragraph" style:parent-style-name="Text_20_body" style:list-style-name="L4">
      <style:paragraph-properties fo:margin-top="0in" fo:margin-bottom="0in" loext:contextual-spacing="false" fo:line-height="110%"/>
      <style:text-properties style:font-name="Cambria" officeooo:rsid="000e8882" officeooo:paragraph-rsid="000fbab4"/>
    </style:style>
    <style:style style:name="P25" style:family="paragraph" style:parent-style-name="Text_20_body" style:list-style-name="L4">
      <style:paragraph-properties fo:margin-top="0in" fo:margin-bottom="0in" loext:contextual-spacing="false" fo:line-height="110%"/>
      <style:text-properties style:font-name="Cambria" officeooo:rsid="000e8882" officeooo:paragraph-rsid="0018cb47"/>
    </style:style>
    <style:style style:name="P26" style:family="paragraph" style:parent-style-name="Text_20_body" style:list-style-name="L4">
      <style:paragraph-properties fo:margin-top="0in" fo:margin-bottom="0in" loext:contextual-spacing="false" fo:line-height="110%"/>
      <style:text-properties style:font-name="Cambria" officeooo:rsid="000e8882" officeooo:paragraph-rsid="0024d2a2"/>
    </style:style>
    <style:style style:name="P27" style:family="paragraph" style:parent-style-name="Text_20_body" style:list-style-name="L4">
      <style:paragraph-properties fo:margin-top="0in" fo:margin-bottom="0in" loext:contextual-spacing="false" fo:line-height="110%" fo:text-align="start" style:justify-single-word="false"/>
      <style:text-properties style:font-name="Cambria" officeooo:rsid="000e8882" officeooo:paragraph-rsid="000fbab4"/>
    </style:style>
    <style:style style:name="P28" style:family="paragraph" style:parent-style-name="Text_20_body" style:list-style-name="L4">
      <style:paragraph-properties fo:margin-top="0in" fo:margin-bottom="0in" loext:contextual-spacing="false" fo:line-height="110%"/>
      <style:text-properties style:font-name="Cambria" fo:language="en" fo:country="US" officeooo:rsid="00156192" officeooo:paragraph-rsid="00156192"/>
    </style:style>
    <style:style style:name="P29" style:family="paragraph" style:parent-style-name="Text_20_body" style:list-style-name="L4">
      <style:paragraph-properties fo:margin-top="0in" fo:margin-bottom="0in" loext:contextual-spacing="false" fo:line-height="110%"/>
      <style:text-properties style:font-name="Cambria" fo:language="en" fo:country="US" officeooo:rsid="00156192" officeooo:paragraph-rsid="0018cb47"/>
    </style:style>
    <style:style style:name="P30" style:family="paragraph" style:parent-style-name="Text_20_body" style:list-style-name="L4">
      <style:paragraph-properties fo:margin-top="0in" fo:margin-bottom="0in" loext:contextual-spacing="false" fo:line-height="110%"/>
      <style:text-properties style:font-name="Cambria" fo:language="en" fo:country="US" fo:font-weight="bold" officeooo:rsid="0023d64f" officeooo:paragraph-rsid="0023d64f" style:font-weight-asian="bold" style:font-weight-complex="bold"/>
    </style:style>
    <style:style style:name="P31" style:family="paragraph" style:parent-style-name="Text_20_body" style:list-style-name="L4">
      <style:paragraph-properties fo:margin-top="0in" fo:margin-bottom="0in" loext:contextual-spacing="false" fo:line-height="110%"/>
      <style:text-properties style:font-name="Cambria" officeooo:rsid="001f0e92" officeooo:paragraph-rsid="001f0e92"/>
    </style:style>
    <style:style style:name="P32" style:family="paragraph" style:parent-style-name="Text_20_body" style:list-style-name="L6">
      <style:paragraph-properties fo:margin-top="0in" fo:margin-bottom="0in" loext:contextual-spacing="false" fo:line-height="110%"/>
      <style:text-properties style:font-name="Cambria" officeooo:rsid="0022b9ff" officeooo:paragraph-rsid="0022b9ff"/>
    </style:style>
    <style:style style:name="P33" style:family="paragraph" style:parent-style-name="Text_20_body" style:list-style-name="L6">
      <style:paragraph-properties fo:margin-top="0in" fo:margin-bottom="0in" loext:contextual-spacing="false" fo:line-height="110%"/>
      <style:text-properties style:font-name="Cambria" officeooo:rsid="0022b9ff" officeooo:paragraph-rsid="0023d64f"/>
    </style:style>
    <style:style style:name="P34" style:family="paragraph" style:parent-style-name="Text_20_body" style:list-style-name="L8">
      <style:paragraph-properties fo:margin-top="0in" fo:margin-bottom="0in" loext:contextual-spacing="false" fo:line-height="110%" fo:text-align="justify" style:justify-single-word="false"/>
      <style:text-properties style:font-name="Cambria" officeooo:rsid="0012dcce" officeooo:paragraph-rsid="0012dcce"/>
    </style:style>
    <style:style style:name="P35" style:family="paragraph" style:parent-style-name="Text_20_body" style:list-style-name="L9">
      <style:paragraph-properties fo:margin-top="0in" fo:margin-bottom="0in" loext:contextual-spacing="false" fo:line-height="110%" fo:text-align="justify" style:justify-single-word="false"/>
      <style:text-properties style:font-name="Cambria" officeooo:rsid="00156192" officeooo:paragraph-rsid="00156192"/>
    </style:style>
    <style:style style:name="P36" style:family="paragraph" style:parent-style-name="Text_20_body" style:list-style-name="L9">
      <style:paragraph-properties fo:margin-top="0in" fo:margin-bottom="0in" loext:contextual-spacing="false" fo:line-height="110%" fo:text-align="justify" style:justify-single-word="false"/>
      <style:text-properties style:font-name="Cambria" officeooo:rsid="0023c754" officeooo:paragraph-rsid="0023c754"/>
    </style:style>
    <style:style style:name="P37" style:family="paragraph" style:parent-style-name="Text_20_body" style:list-style-name="L4">
      <style:paragraph-properties fo:margin-top="0in" fo:margin-bottom="0in" loext:contextual-spacing="false" fo:line-height="110%"/>
      <style:text-properties officeooo:paragraph-rsid="000e8882"/>
    </style:style>
    <style:style style:name="P38" style:family="paragraph" style:parent-style-name="Text_20_body" style:list-style-name="L4">
      <style:paragraph-properties fo:margin-top="0in" fo:margin-bottom="0in" loext:contextual-spacing="false" fo:line-height="110%"/>
      <style:text-properties officeooo:paragraph-rsid="000fbab4"/>
    </style:style>
    <style:style style:name="P39" style:family="paragraph" style:parent-style-name="Text_20_body" style:list-style-name="L7">
      <style:paragraph-properties fo:margin-top="0in" fo:margin-bottom="0in" loext:contextual-spacing="false" fo:line-height="110%"/>
      <style:text-properties officeooo:paragraph-rsid="00112acb"/>
    </style:style>
    <style:style style:name="P40" style:family="paragraph" style:parent-style-name="Text_20_body" style:list-style-name="L4">
      <style:paragraph-properties fo:margin-top="0in" fo:margin-bottom="0in" loext:contextual-spacing="false" fo:line-height="110%"/>
      <style:text-properties officeooo:rsid="000e8882" officeooo:paragraph-rsid="000e8882"/>
    </style:style>
    <style:style style:name="P41" style:family="paragraph" style:parent-style-name="Text_20_body" style:list-style-name="L7">
      <style:paragraph-properties fo:margin-top="0in" fo:margin-bottom="0in" loext:contextual-spacing="false" fo:line-height="110%" fo:text-align="justify" style:justify-single-word="false"/>
      <style:text-properties fo:font-weight="bold" officeooo:paragraph-rsid="00112acb" style:font-weight-asian="bold" style:font-weight-complex="bold"/>
    </style:style>
    <style:style style:name="P42" style:family="paragraph" style:parent-style-name="Text_20_body" style:list-style-name="L5">
      <style:paragraph-properties fo:margin-top="0in" fo:margin-bottom="0in" loext:contextual-spacing="false" fo:line-height="110%"/>
      <style:text-properties officeooo:rsid="0021ed8e" officeooo:paragraph-rsid="0021ed8e"/>
    </style:style>
    <style:style style:name="P43" style:family="paragraph" style:parent-style-name="Text_20_body" style:list-style-name="L6">
      <style:paragraph-properties fo:margin-top="0in" fo:margin-bottom="0in" loext:contextual-spacing="false" fo:line-height="110%"/>
      <style:text-properties officeooo:rsid="0022b9ff" officeooo:paragraph-rsid="0022b9ff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officeooo:rsid="000925a5" style:font-style-asian="italic" style:font-weight-asian="bold" style:font-style-complex="italic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normal" officeooo:rsid="000925a5" style:font-weight-asian="normal" style:font-weight-complex="normal"/>
    </style:style>
    <style:style style:name="T5" style:family="text">
      <style:text-properties fo:language="en" fo:country="US" officeooo:rsid="00174fdd"/>
    </style:style>
    <style:style style:name="T6" style:family="text">
      <style:text-properties fo:language="en" fo:country="US" fo:font-weight="bold" officeooo:rsid="00174fdd" style:font-weight-asian="bold" style:font-weight-complex="bold"/>
    </style:style>
    <style:style style:name="T7" style:family="text">
      <style:text-properties fo:language="en" fo:country="US" fo:font-weight="bold" officeooo:rsid="0018cb47" style:font-weight-asian="bold" style:font-weight-complex="bold"/>
    </style:style>
    <style:style style:name="T8" style:family="text">
      <style:text-properties fo:language="en" fo:country="US" fo:font-weight="bold" officeooo:rsid="001a9b47" style:font-weight-asian="bold" style:font-weight-complex="bold"/>
    </style:style>
    <style:style style:name="T9" style:family="text">
      <style:text-properties fo:language="en" fo:country="US" fo:font-weight="bold" officeooo:rsid="001c8dfb" style:font-weight-asian="bold" style:font-weight-complex="bold"/>
    </style:style>
    <style:style style:name="T10" style:family="text">
      <style:text-properties fo:language="en" fo:country="US" fo:font-weight="bold" officeooo:rsid="000fbab4" style:font-weight-asian="bold" style:font-weight-complex="bold"/>
    </style:style>
    <style:style style:name="T11" style:family="text">
      <style:text-properties fo:language="en" fo:country="US" fo:font-weight="bold" officeooo:rsid="001db4e0" style:font-weight-asian="bold" style:font-weight-complex="bold"/>
    </style:style>
    <style:style style:name="T12" style:family="text">
      <style:text-properties fo:language="en" fo:country="US" fo:font-weight="bold" officeooo:rsid="001f0e92" style:font-weight-asian="bold" style:font-weight-complex="bold"/>
    </style:style>
    <style:style style:name="T13" style:family="text">
      <style:text-properties fo:language="en" fo:country="US" fo:font-weight="bold" officeooo:rsid="0021ed8e" style:font-weight-asian="bold" style:font-weight-complex="bold"/>
    </style:style>
    <style:style style:name="T14" style:family="text">
      <style:text-properties fo:language="en" fo:country="US" fo:font-weight="bold" officeooo:rsid="0023d64f" style:font-weight-asian="bold" style:font-weight-complex="bold"/>
    </style:style>
    <style:style style:name="T15" style:family="text">
      <style:text-properties fo:language="en" fo:country="US" officeooo:rsid="0018cb47"/>
    </style:style>
    <style:style style:name="T16" style:family="text">
      <style:text-properties fo:language="en" fo:country="US" officeooo:rsid="001a9b47"/>
    </style:style>
    <style:style style:name="T17" style:family="text">
      <style:text-properties fo:language="en" fo:country="US" officeooo:rsid="001c8dfb"/>
    </style:style>
    <style:style style:name="T18" style:family="text">
      <style:text-properties fo:language="en" fo:country="US" officeooo:rsid="001db4e0"/>
    </style:style>
    <style:style style:name="T19" style:family="text">
      <style:text-properties fo:language="en" fo:country="US" officeooo:rsid="001f0e92"/>
    </style:style>
    <style:style style:name="T20" style:family="text">
      <style:text-properties fo:language="en" fo:country="US" officeooo:rsid="0021ed8e"/>
    </style:style>
    <style:style style:name="T21" style:family="text">
      <style:text-properties fo:language="en" fo:country="US" officeooo:rsid="0023d64f"/>
    </style:style>
    <style:style style:name="T22" style:family="text">
      <style:text-properties style:font-name="Cambria"/>
    </style:style>
    <style:style style:name="T23" style:family="text">
      <style:text-properties style:font-name="Cambria" fo:language="en" fo:country="US" officeooo:rsid="000b48ec"/>
    </style:style>
    <style:style style:name="T24" style:family="text">
      <style:text-properties style:font-name="Cambria" fo:language="en" fo:country="US" fo:font-weight="bold" style:font-weight-asian="bold" style:font-weight-complex="bold"/>
    </style:style>
    <style:style style:name="T25" style:family="text">
      <style:text-properties style:font-name="Cambria" fo:language="en" fo:country="US" fo:font-weight="bold" officeooo:rsid="000b48ec" style:font-weight-asian="bold" style:font-weight-complex="bold"/>
    </style:style>
    <style:style style:name="T26" style:family="text">
      <style:text-properties style:font-name="Cambria" fo:language="en" fo:country="US" fo:font-weight="bold" officeooo:rsid="000e8882" style:font-weight-asian="bold" style:font-weight-complex="bold"/>
    </style:style>
    <style:style style:name="T27" style:family="text">
      <style:text-properties style:font-name="Cambria" fo:language="en" fo:country="US" fo:font-weight="bold" officeooo:rsid="000fbab4" style:font-weight-asian="bold" style:font-weight-complex="bold"/>
    </style:style>
    <style:style style:name="T28" style:family="text">
      <style:text-properties style:font-name="Cambria" fo:language="en" fo:country="US" fo:font-weight="bold" officeooo:rsid="0018cb47" style:font-weight-asian="bold" style:font-weight-complex="bold"/>
    </style:style>
    <style:style style:name="T29" style:family="text">
      <style:text-properties style:font-name="Cambria" fo:language="en" fo:country="US" fo:font-weight="bold" officeooo:rsid="0021ed8e" style:font-weight-asian="bold" style:font-weight-complex="bold"/>
    </style:style>
    <style:style style:name="T30" style:family="text">
      <style:text-properties style:font-name="Cambria" fo:language="en" fo:country="US" fo:font-weight="bold" officeooo:rsid="0023d64f" style:font-weight-asian="bold" style:font-weight-complex="bold"/>
    </style:style>
    <style:style style:name="T31" style:family="text">
      <style:text-properties style:font-name="Cambria" fo:language="en" fo:country="US" fo:font-style="normal" fo:font-weight="bold" officeooo:rsid="000b48ec" style:font-style-asian="normal" style:font-weight-asian="bold" style:font-style-complex="normal" style:font-weight-complex="bold"/>
    </style:style>
    <style:style style:name="T32" style:family="text">
      <style:text-properties style:font-name="Cambria" fo:language="en" fo:country="US" officeooo:rsid="000e8882"/>
    </style:style>
    <style:style style:name="T33" style:family="text">
      <style:text-properties style:font-name="Cambria" fo:language="en" fo:country="US" officeooo:rsid="000fbab4"/>
    </style:style>
    <style:style style:name="T34" style:family="text">
      <style:text-properties style:font-name="Cambria" fo:language="en" fo:country="US" officeooo:rsid="00112acb"/>
    </style:style>
    <style:style style:name="T35" style:family="text">
      <style:text-properties style:font-name="Cambria" fo:language="en" fo:country="US" officeooo:rsid="0018cb47"/>
    </style:style>
    <style:style style:name="T36" style:family="text">
      <style:text-properties style:font-name="Cambria" fo:language="en" fo:country="US" officeooo:rsid="0023d64f"/>
    </style:style>
    <style:style style:name="T37" style:family="text">
      <style:text-properties style:font-name="Cambria" officeooo:rsid="000e8882"/>
    </style:style>
    <style:style style:name="T38" style:family="text">
      <style:text-properties style:font-name="Cambria" fo:font-weight="bold" style:font-weight-asian="bold" style:font-weight-complex="bold"/>
    </style:style>
    <style:style style:name="T39" style:family="text">
      <style:text-properties style:font-name="Cambria" fo:font-weight="bold" officeooo:rsid="00112acb" style:font-weight-asian="bold" style:font-weight-complex="bold"/>
    </style:style>
    <style:style style:name="T40" style:family="text">
      <style:text-properties style:font-name="Cambria" fo:font-weight="bold" officeooo:rsid="000e8882" style:font-weight-asian="bold" style:font-weight-complex="bold"/>
    </style:style>
    <style:style style:name="T41" style:family="text">
      <style:text-properties style:font-name="Cambria" officeooo:rsid="00112acb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174fdd"/>
    </style:style>
    <style:style style:name="T44" style:family="text">
      <style:text-properties fo:font-variant="normal" fo:text-transform="none" fo:color="#222222" style:font-name="Cambria" fo:font-size="12pt" fo:letter-spacing="normal" fo:font-style="normal" fo:font-weight="normal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21ed8e" style:font-weight-asian="normal" style:font-weight-complex="normal"/>
    </style:style>
    <style:style style:name="T47" style:family="text">
      <style:text-properties officeooo:rsid="000e8882"/>
    </style:style>
    <style:style style:name="T48" style:family="text">
      <style:text-properties officeooo:rsid="0021ed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Vitalii (Vitalius) Parubochyi</text:p>
      <text:p text:style-name="P8"/>
      <text:p text:style-name="P9">C++/Qt Developer</text:p>
      <text:p text:style-name="P9">Data Scientist</text:p>
      <text:p text:style-name="P9">Software Architect</text:p>
      <text:h text:style-name="P3" text:outline-level="2">Contacts</text:h>
      <text:p text:style-name="P15"><text:span text:style-name="T42">E-mail:</text:span><text:tab/>eddragonwolf@ukr.net, </text:p>
      <text:p text:style-name="P14"><text:tab/><text:tab/>eddragonwolf@gmail.com</text:p>
      <text:p text:style-name="P14"><text:span text:style-name="T42">Phone:</text:span><text:tab/>+380 (96) 645-34-09</text:p>
      <text:p text:style-name="P14"><text:span text:style-name="T42">LinkedIn:</text:span><text:tab/>http://ua.linkedin.com/in/vitaliusparubochyi</text:p>
      <text:p text:style-name="P14"><text:span text:style-name="T42">Skype:</text:span><text:tab/>eddragonwolf</text:p>
      <text:h text:style-name="P3" text:outline-level="2">Education</text:h>
      <text:list xml:id="list3068565676956701486" text:style-name="L1">
        <text:list-item>
          <text:p text:style-name="P10"><text:span text:style-name="T2">Ph.D. Student</text:span><text:span text:style-name="T4">, Theoretical Fundamentals of Informatics and Cybernetics, Ivan Franko National University of Lviv, Ukraine, November 2015 – Present</text:span></text:p>
        </text:list-item>
        <text:list-item>
          <text:p text:style-name="P11"><text:span text:style-name="T2">Master Student</text:span><text:span text:style-name="T4">, Information Technology of Design, Ivan Franko National University of Lviv, Ukraine, September 2014 – June 2015</text:span></text:p>
        </text:list-item>
        <text:list-item>
          <text:p text:style-name="P11"><text:span text:style-name="T2">Bachelor Student</text:span><text:span text:style-name="T4">, Computer Science, Ivan Franko National University of Lviv, Ukraine, September 2010 – June 2014</text:span></text:p>
        </text:list-item>
      </text:list>
      <text:h text:style-name="P3" text:outline-level="2">Courses</text:h>
      <text:list xml:id="list5615328707067012908" text:style-name="L2">
        <text:list-item>
          <text:p text:style-name="P12"><text:span text:style-name="T31">Joint Certificate Program on Advanced Computational Mathematics</text:span><text:span text:style-name="T23">, Ivan Franko National University of Lviv, Ukraine &amp; Julius Maximilian University Würzburg, Germany, 2015.</text:span></text:p>
        </text:list-item>
      </text:list>
      <text:h text:style-name="P3" text:outline-level="2">Certificates</text:h>
      <text:list xml:id="list4548055200442303932" text:style-name="L3">
        <text:list-item>
          <text:p text:style-name="P13"><text:span text:style-name="T25">Certificate of the Joint Certificate Program on Advanced Computational Mathematics</text:span><text:span text:style-name="T23">, Ivan Franko National University of Lviv, Ukraine &amp; Julius Maximilian University Würzburg, Germany, 2015.</text:span></text:p>
        </text:list-item>
      </text:list>
      <text:h text:style-name="P4" text:outline-level="2">Technical Skills</text:h>
      <text:list xml:id="list499830442765308282" text:style-name="L4">
        <text:list-item>
          <text:p text:style-name="P16">Programming languages</text:p>
          <text:list>
            <text:list-item>
              <text:p text:style-name="P21">Pascal (Borland Pascal, Free Pascal, Object Pascal/Delphi, Oberon(introduction))</text:p>
            </text:list-item>
            <text:list-item>
              <text:p text:style-name="P26">C/C++, CUDA C</text:p>
            </text:list-item>
            <text:list-item>
              <text:p text:style-name="P21">C#</text:p>
            </text:list-item>
            <text:list-item>
              <text:p text:style-name="P21">Python</text:p>
            </text:list-item>
            <text:list-item>
              <text:p text:style-name="P28">Lua</text:p>
            </text:list-item>
            <text:list-item>
              <text:p text:style-name="P29"><text:span text:style-name="T44">JavaScript</text:span><text:span text:style-name="T22"> </text:span></text:p>
            </text:list-item>
          </text:list>
        </text:list-item>
        <text:list-item>
          <text:p text:style-name="P16">Operating systems</text:p>
          <text:list>
            <text:list-item>
              <text:p text:style-name="P37"><text:span text:style-name="T30">Desktop OS:</text:span><text:span text:style-name="T36"> </text:span><text:span text:style-name="T37">Windows OS (XP, Vista, 7, 8, </text:span><text:span text:style-name="T32">8.1</text:span><text:span text:style-name="T37">), Unix/Linux OS (Ubuntu, CentOS, OpenSUSE, Red Hat, Scientific Linux), Mac OS (Snow Leopard, Mountain Lion, Mavericks)</text:span></text:p>
            </text:list-item>
            <text:list-item>
              <text:p text:style-name="P21"><text:span text:style-name="T14">Mobile OS:</text:span><text:span text:style-name="T21"> </text:span>Symbian OS, Android OS</text:p>
            </text:list-item>
          </text:list>
        </text:list-item>
        <text:list-item>
          <text:p text:style-name="P16">Technologies</text:p>
          <text:list>
            <text:list-item>
              <text:p text:style-name="P21"><text:span text:style-name="T14">Software Architecture: </text:span>OOP/OOD, OO design patterns, MVC</text:p>
            </text:list-item>
            <text:list-item>
              <text:p text:style-name="P21"><text:span text:style-name="T14">Security:</text:span><text:span text:style-name="T21"> </text:span>SSL, VPN</text:p>
            </text:list-item>
            <text:list-item>
              <text:p text:style-name="P30">Data Transfer: <text:span text:style-name="T46">FTP, SMTP, RPC</text:span></text:p>
            </text:list-item>
            <text:list-item>
              <text:p text:style-name="P21"><text:soft-page-break/><text:span text:style-name="T14">Computation:</text:span><text:span text:style-name="T21"> MPI, </text:span>GPGPU</text:p>
            </text:list-item>
          </text:list>
        </text:list-item>
        <text:list-item>
          <text:p text:style-name="P16">Frameworks</text:p>
          <text:list>
            <text:list-item>
              <text:p text:style-name="P21"><text:span text:style-name="T9">GUI Frameworks:</text:span><text:span text:style-name="T17"> </text:span>Qt Framework, PyQt</text:p>
            </text:list-item>
            <text:list-item>
              <text:p text:style-name="P40"><text:span text:style-name="T27">Scientific Frameworks:</text:span><text:span text:style-name="T33"> </text:span><text:span text:style-name="T22">NearPy, </text:span><text:span text:style-name="T33">Torch, Caffe</text:span></text:p>
            </text:list-item>
          </text:list>
        </text:list-item>
        <text:list-item>
          <text:p text:style-name="P16">Libraries</text:p>
          <text:list>
            <text:list-item>
              <text:p text:style-name="P21"><text:span text:style-name="T9">GUI Libraries:</text:span><text:span text:style-name="T17"> </text:span>Qt4, Qt5</text:p>
            </text:list-item>
            <text:list-item>
              <text:p text:style-name="P17"><text:span text:style-name="T1">Boost </text:span><text:span text:style-name="T18">C++ Libraries</text:span></text:p>
            </text:list-item>
            <text:list-item>
              <text:p text:style-name="P22"><text:span text:style-name="T8">Parallel Computing:</text:span><text:span text:style-name="T16"> </text:span>OpenMPI / MPICH, OpenMP, CUDA Libs (cuFFT, cuBLAS, cuSPARSE, cuRAND)</text:p>
            </text:list-item>
            <text:list-item>
              <text:p text:style-name="P21"><text:span text:style-name="T8">Image Processing:</text:span><text:span text:style-name="T16"> </text:span>FreeImage</text:p>
            </text:list-item>
            <text:list-item>
              <text:p text:style-name="P21"><text:span text:style-name="T9">Data Compression:</text:span><text:span text:style-name="T17"> </text:span>zlib, quazip</text:p>
            </text:list-item>
            <text:list-item>
              <text:p text:style-name="P21"><text:span text:style-name="T9">Spell Checking:</text:span><text:span text:style-name="T17"> </text:span>Hunspell</text:p>
            </text:list-item>
            <text:list-item>
              <text:p text:style-name="P21"><text:span text:style-name="T8">Computer Vision:</text:span><text:span text:style-name="T16"> </text:span>OpenCV, <text:span text:style-name="T16">Dlib, </text:span><text:span text:style-name="T43">Mahotas, scikit-learn</text:span></text:p>
            </text:list-item>
            <text:list-item>
              <text:p text:style-name="P23"><text:span text:style-name="T10">Scientific </text:span><text:span text:style-name="T9">Libraries:</text:span><text:span text:style-name="T3"> FFTW, LSHash</text:span></text:p>
            </text:list-item>
          </text:list>
        </text:list-item>
        <text:list-item>
          <text:p text:style-name="P16">Development tools</text:p>
          <text:list>
            <text:list-item>
              <text:p text:style-name="P37"><text:span text:style-name="T26">Compilers:</text:span><text:span text:style-name="T32"> </text:span><text:span text:style-name="T37">GCC, MinGW, MSVC, </text:span><text:span text:style-name="T33">Clang, </text:span><text:span text:style-name="T37">Android GCC, nvcc</text:span></text:p>
            </text:list-item>
            <text:list-item>
              <text:p text:style-name="P37"><text:span text:style-name="T27">Build tools:</text:span><text:span text:style-name="T33"> </text:span><text:span text:style-name="T37">GNU Make, CMake, qmake, </text:span><text:span text:style-name="T33">Ant</text:span></text:p>
            </text:list-item>
            <text:list-item>
              <text:p text:style-name="P37"><text:span text:style-name="T27">Debuggers:</text:span><text:span text:style-name="T33"> </text:span><text:span text:style-name="T37">GDB</text:span></text:p>
            </text:list-item>
            <text:list-item>
              <text:p text:style-name="P38"><text:span text:style-name="T27">SDKs:</text:span><text:span text:style-name="T33"> </text:span><text:span text:style-name="T37">Qt SDK</text:span></text:p>
            </text:list-item>
            <text:list-item>
              <text:p text:style-name="P38"><text:span text:style-name="T27">IDEs:</text:span><text:span text:style-name="T33"> </text:span><text:span text:style-name="T37">Qt Creator, Code Blocks, MS Visual Studio 2008/2010/2012/2013, Eclipse, PyCharm Community Edition</text:span></text:p>
            </text:list-item>
            <text:list-item>
              <text:p text:style-name="P38"><text:span text:style-name="T27">Toolkits:</text:span><text:span text:style-name="T33"> </text:span><text:span text:style-name="T37">CUDA Toolkit</text:span></text:p>
            </text:list-item>
            <text:list-item>
              <text:p text:style-name="P38"><text:span text:style-name="T27">Documentation:</text:span><text:span text:style-name="T33"> </text:span><text:span text:style-name="T37">Doxygen</text:span></text:p>
            </text:list-item>
            <text:list-item>
              <text:p text:style-name="P38"><text:span text:style-name="T27">Hardware IDEs:</text:span><text:span text:style-name="T33"> </text:span><text:span text:style-name="T37">Cypress PSoC Designer, Quartus II, Proteus, Keil µVision</text:span></text:p>
            </text:list-item>
            <text:list-item>
              <text:p text:style-name="P38"><text:span text:style-name="T27">Installers:</text:span><text:span text:style-name="T33"> </text:span><text:span text:style-name="T37">NSIS</text:span></text:p>
            </text:list-item>
          </text:list>
        </text:list-item>
        <text:list-item>
          <text:p text:style-name="P18">RDBMS</text:p>
          <text:list>
            <text:list-item>
              <text:p text:style-name="P24"><text:span text:style-name="T6">SQL Databases</text:span><text:span text:style-name="T5">: </text:span>SQLite, SQLCipher, MySQL</text:p>
            </text:list-item>
            <text:list-item>
              <text:p text:style-name="P25"><text:span text:style-name="T6">DBMS</text:span><text:span text:style-name="T5">: </text:span><text:span text:style-name="T1">Oracle RDBMS, </text:span>MS Access, <text:span text:style-name="T43">LibreOffice Base</text:span></text:p>
            </text:list-item>
          </text:list>
        </text:list-item>
        <text:list-item>
          <text:p text:style-name="P18">Web</text:p>
          <text:list>
            <text:list-item>
              <text:p text:style-name="P24"><text:span text:style-name="T42">Markup Languages:</text:span> HTML, XML, SVG</text:p>
            </text:list-item>
            <text:list-item>
              <text:p text:style-name="P38"><text:span text:style-name="T28">Scripting Language:</text:span><text:span text:style-name="T35"> </text:span><text:span text:style-name="T37">PHP</text:span></text:p>
            </text:list-item>
            <text:list-item>
              <text:p text:style-name="P24"><text:span text:style-name="T7">Format Notations:</text:span><text:span text:style-name="T15"> </text:span>JSON</text:p>
            </text:list-item>
          </text:list>
        </text:list-item>
        <text:list-item>
          <text:p text:style-name="P18"><text:span text:style-name="T15">SCM</text:span> &amp; BTS</text:p>
          <text:list>
            <text:list-item>
              <text:p text:style-name="P24"><text:span text:style-name="T7">VCS:</text:span><text:span text:style-name="T15"> </text:span>SVN, Git</text:p>
            </text:list-item>
            <text:list-item>
              <text:p text:style-name="P25"><text:span text:style-name="T7">SCM:</text:span><text:span text:style-name="T15"> </text:span>GitLab, GitHub, Bitbucket</text:p>
            </text:list-item>
            <text:list-item>
              <text:p text:style-name="P25"><text:span text:style-name="T7">BTS:</text:span><text:span text:style-name="T15"> </text:span>Redmine, <text:span text:style-name="T15">Jira</text:span></text:p>
            </text:list-item>
          </text:list>
        </text:list-item>
        <text:list-item>
          <text:p text:style-name="P18">Algorithms</text:p>
          <text:list>
            <text:list-item>
              <text:p text:style-name="P27"><text:span text:style-name="T13">N</text:span><text:span text:style-name="T42">umerical </text:span><text:span text:style-name="T13">M</text:span><text:span text:style-name="T42">ethods:</text:span> interpolation, approximation, extrapolation, integration, differentiation, algorithms for matrix algebra</text:p>
            </text:list-item>
            <text:list-item>
              <text:p text:style-name="P38"><text:span text:style-name="T29">I</text:span><text:span text:style-name="T40">mage </text:span><text:span text:style-name="T29">P</text:span><text:span text:style-name="T40">rocessing:</text:span><text:span text:style-name="T37"> classical methods (such as color transformation </text:span><text:span text:style-name="T33">and</text:span><text:span text:style-name="T37"> simple effects), triangulation, sampling (upsampling, downsampling), segmentation, template matching, filtering (LPF, HPF, etc.)</text:span></text:p>
            </text:list-item>
            <text:list-item>
              <text:p text:style-name="P24"><text:span text:style-name="T13">I</text:span><text:span text:style-name="T42">mage </text:span><text:span text:style-name="T13">R</text:span><text:span text:style-name="T42">ecognition:</text:span> face recognition, fingerprint detection, feature (keypoints) detection, edge detection, corner detection</text:p>
            </text:list-item>
            <text:list-item>
              <text:p text:style-name="P24"><text:soft-page-break/><text:span text:style-name="T13">C</text:span><text:span text:style-name="T42">omputational </text:span><text:span text:style-name="T13">G</text:span><text:span text:style-name="T42">eometry:</text:span> Line Segment Intersection, Convex Hull Calculating, Polygon Triangulations, Orthogonal Range Searching, Point Location, Voronoi Diagrams, Delaunay Triangulations, Simple Robot Motion Planning</text:p>
            </text:list-item>
            <text:list-item>
              <text:p text:style-name="P24"><text:span text:style-name="T42">Linear </text:span><text:span text:style-name="T13">P</text:span><text:span text:style-name="T42">rogramming:</text:span> transportation theory, TSP, simplex method</text:p>
            </text:list-item>
            <text:list-item>
              <text:p text:style-name="P24"><text:span text:style-name="T13">C</text:span><text:span text:style-name="T42">lustering:</text:span> FOREL, k-means, fuzzy k-means</text:p>
            </text:list-item>
            <text:list-item>
              <text:p text:style-name="P24"><text:span text:style-name="T13">C</text:span><text:span text:style-name="T42">ryptography:</text:span> TEA, DEA</text:p>
            </text:list-item>
            <text:list-item>
              <text:p text:style-name="P24"><text:span text:style-name="T13">N</text:span><text:span text:style-name="T42">eural </text:span><text:span text:style-name="T13">N</text:span><text:span text:style-name="T42">etworks:</text:span> forecasting, minimizing, <text:span text:style-name="T20">classification</text:span></text:p>
            </text:list-item>
            <text:list-item>
              <text:p text:style-name="P24"><text:span text:style-name="T42">Machine learning:</text:span> SVM, Deep Neural Networks, Active Appearance Model</text:p>
            </text:list-item>
          </text:list>
        </text:list-item>
        <text:list-item>
          <text:p text:style-name="P18">Hardware / Embedded</text:p>
          <text:list>
            <text:list-item>
              <text:p text:style-name="P24"><text:span text:style-name="T11">PSoC:</text:span><text:span text:style-name="T18"> </text:span>Cypress PSoC 3</text:p>
            </text:list-item>
            <text:list-item>
              <text:p text:style-name="P24"><text:span text:style-name="T12">SBC:</text:span><text:span text:style-name="T19"> </text:span>Raspberry P<text:span text:style-name="T19">i</text:span></text:p>
            </text:list-item>
          </text:list>
        </text:list-item>
        <text:list-item>
          <text:p text:style-name="P18">Other Software</text:p>
          <text:list>
            <text:list-item>
              <text:p text:style-name="P24"><text:span text:style-name="T1">M</text:span><text:span text:style-name="T19">ATLAB</text:span>, SciLab, Maxima</text:p>
            </text:list-item>
            <text:list-item>
              <text:p text:style-name="P31">LabVIEW</text:p>
            </text:list-item>
          </text:list>
        </text:list-item>
      </text:list>
      <text:h text:style-name="P3" text:outline-level="2">Foreign <text:span text:style-name="T20">L</text:span>anguages</text:h>
      <text:list xml:id="list4262905664185424471" text:style-name="L5">
        <text:list-item>
          <text:p text:style-name="P42"><text:span text:style-name="T38">Ukrainian</text:span><text:span text:style-name="T22"> (native)</text:span></text:p>
        </text:list-item>
        <text:list-item>
          <text:p text:style-name="P42"><text:span text:style-name="T38">Russian</text:span><text:span text:style-name="T22"> (perfect)</text:span></text:p>
        </text:list-item>
        <text:list-item>
          <text:p text:style-name="P42"><text:span text:style-name="T38">English</text:span><text:span text:style-name="T22"> (intermediate)</text:span></text:p>
        </text:list-item>
        <text:list-item>
          <text:p text:style-name="P42"><text:span text:style-name="T38">Deutsch</text:span><text:span text:style-name="T22"> (Level A1 (incomplete))</text:span></text:p>
        </text:list-item>
      </text:list>
      <text:h text:style-name="P5" text:outline-level="2">Working Experience</text:h>
      <text:list xml:id="list547846505801374483" text:style-name="L6">
        <text:list-item>
          <text:p text:style-name="P19">Vakoms Company</text:p>
          <text:p text:style-name="P32">93B Pasichna Street, Lviv, Ukraine, 79032</text:p>
          <text:p text:style-name="P32">17.06.2013 – Present</text:p>
          <text:p text:style-name="P19">Projects: 4</text:p>
          <text:list>
            <text:list-item>
              <text:p text:style-name="P43"><text:span text:style-name="T38">Oneboard</text:span></text:p>
              <text:p text:style-name="P33"><text:span text:style-name="T38">A new planning &amp; management tool.</text:span></text:p>
              <text:p text:style-name="P32"><text:span text:style-name="T42">Role:</text:span> Developer (17.06.2013 – 01.04.2014), Main Developer (01.04.2014 — 01.11.2014)</text:p>
              <text:p text:style-name="P32"><text:span text:style-name="T42">Development tools and Technologies: </text:span>Qt4, Qt5, zlib library (quazip), FTP, SMTP, MVC</text:p>
            </text:list-item>
            <text:list-item>
              <text:p text:style-name="P43"><text:span text:style-name="T24">The VPN GUI Client for Android</text:span></text:p>
              <text:p text:style-name="P33"><text:span text:style-name="T42">Role:</text:span> Main Developer <text:span text:style-name="T21">(</text:span><text:span text:style-name="T1">05.12.2013 – 14.02.201</text:span><text:span text:style-name="T21">4)</text:span></text:p>
              <text:p text:style-name="P32"><text:span text:style-name="T42">Development tools and Technologies:</text:span> Qt5, Android</text:p>
            </text:list-item>
            <text:list-item>
              <text:p text:style-name="P43"><text:span text:style-name="T22"><text:s/></text:span><text:span text:style-name="T24">Online Searching System</text:span></text:p>
              <text:p text:style-name="P32"><text:span text:style-name="T42">Role:</text:span> Developer (14.05.2014 – 01.06.2014), Main Developer (01.06.2014 — 30.11.2015)</text:p>
              <text:p text:style-name="P32"><text:span text:style-name="T42">Development tools and Technologies:</text:span> Qt4, Qt5, zlib library (quazip), Hunspell library, JavaScript, PhantomJS, SMTP, TEA</text:p>
            </text:list-item>
            <text:list-item>
              <text:p text:style-name="P43"><text:span text:style-name="T38">Biom.io</text:span></text:p>
              <text:p text:style-name="P33"><text:span text:style-name="T38">The implementation of the main components of Biom.io infrastructure and communication protocols for user’s authentication, based on biometrics.</text:span></text:p>
              <text:p text:style-name="P32"><text:span text:style-name="T42">Role: </text:span>Data Scientist and Python Developer (01.10.2014 – Present)</text:p>
              <text:p text:style-name="P32"><text:span text:style-name="T42">Development tools and Technologies:</text:span> Python, OpenCV, PyQt, NearPy, LSHash, OpenFace, Torch, Caffe, Mahotas</text:p>
            </text:list-item>
          </text:list>
        </text:list-item>
      </text:list>
      <text:h text:style-name="P6" text:outline-level="2"><text:soft-page-break/>Research Experience</text:h>
      <text:list xml:id="list7740059343876849799" text:style-name="L7">
        <text:list-item>
          <text:p text:style-name="P41"><text:span text:style-name="T41">Undergraduate Research Assistant, Ivan Franko National University of Lviv, Ukraine, </text:span><text:span text:style-name="T34">February</text:span><text:span text:style-name="T41"> 2013 — Present</text:span></text:p>
          <text:list>
            <text:list-item>
              <text:p text:style-name="P39"><text:span text:style-name="T39">Advisor:</text:span><text:span text:style-name="T41"> Dr. Roman Shuwar</text:span></text:p>
            </text:list-item>
            <text:list-item>
              <text:p text:style-name="P39"><text:span text:style-name="T39">Area: </text:span><text:span text:style-name="T41">Parallel computing, image processing</text:span></text:p>
            </text:list-item>
          </text:list>
        </text:list-item>
      </text:list>
      <text:h text:style-name="P3" text:outline-level="2">Publications</text:h>
      <text:h text:style-name="P1" text:outline-level="3">Magazine Articles</text:h>
      <text:list xml:id="list4965733054010458831" text:style-name="L8">
        <text:list-item>
          <text:p text:style-name="P20">V. Parubochyi, R. Shuwar, D. Afanassyev. Image Upsampling with Randomized Interpolation. \\ Electronics and information technologies. Issue 5. - Lviv, 2015. - pp.180-189. [Online] Available:</text:p>
          <text:p text:style-name="P34"><text:a xlink:type="simple" xlink:href="http://eddragonwolf.github.io/publications/p_sum_01_2015.pdf" text:style-name="Internet_20_link" text:visited-style-name="Visited_20_Internet_20_Link"><text:span text:style-name="T42">http://eddragonwolf.github.io/publications/p_sum_01_2015.pdf</text:span></text:a><text:span text:style-name="T42"> </text:span></text:p>
        </text:list-item>
      </text:list>
      <text:h text:style-name="P2" text:outline-level="3">Conference Proceedings</text:h>
      <text:list xml:id="list2864328883550472339" text:style-name="L9">
        <text:list-item>
          <text:p text:style-name="P35"><text:span text:style-name="T42">В. Парубочий, Р. Сулимко, Р. Шувар. Реалізація гібридної архітектури кластерних обчислень. </text:span><text:span text:style-name="T45">\\ Матеріали V-ої науково-практичної конференції "Електроніка та інформаційні технології" (ЕлІТ-2013) - Львів-Чинадієво, 29 серпня–1 вересня 2013р.</text:span></text:p>
        </text:list-item>
        <text:list-item>
          <text:p text:style-name="P35"><text:span text:style-name="T42">В. Парубочий, Р. Шувар. Технологія CUDA — реалізація неграфічних обчислень на GPGPU. </text:span><text:span text:style-name="T45">\\ Матеріали FOSS Lviv 2014 - Львів, 2014.</text:span></text:p>
        </text:list-item>
        <text:list-item>
          <text:p text:style-name="P36"><text:span text:style-name="T42">В. Парубочий, Р. Ковтко, Р. Шувар. Дослідження ефективності алгоритму порогової сегментації з використанням бібліотеки cuFFT. </text:span><text:span text:style-name="T45">\\ Матеріали VI-ої Українсько-польської науково-практичної конференції "Електроніка та інформаційні технології" (ЕлІТ-2014) - Львів-Чинадієво, 28-31 серпня 2014р.</text:span></text:p>
        </text:list-item>
        <text:list-item>
          <text:p text:style-name="P36"><text:span text:style-name="T42">В. Парубочий, Р. Шувар, Д. Афанасьєв. Рандомізація зображень методом просторової триангуляції. </text:span><text:span text:style-name="T45">\\ Матеріали VI-ої Українсько-польської науково-практичної конференції "Електроніка та інформаційні технології" (ЕлІТ-2014) - Львів-Чинадієво, 28-31 серпня 2014р.</text:span></text:p>
        </text:list-item>
        <text:list-item>
          <text:p text:style-name="P36"><text:span text:style-name="T42">Д. Афанасьєв, В. Парубочий, Р. Шувар, Л. Дудко, С. Крамський. Використання методу рандомізованої наддискретизації для підвищення інформативності медичних зображень. </text:span><text:span text:style-name="T45">\\ Матеріали V-ої наукової конференції "Фізичні методи в екології, біології та медицині". - Львів-Ворохта, 18–21 вересня 2014p.</text:span></text:p>
        </text:list-item>
        <text:list-item>
          <text:p text:style-name="P36"><text:span text:style-name="T42">В. Парубочий, Р. Шувар, Д. Афанасьєв. Обробка RAW зображень методом стохастичної рандомізації. </text:span><text:span text:style-name="T45">\\ Матеріали VII-ої Українсько-польської науково-практичної конференції "Електроніка та інформаційні технології" (ЕлІТ-2015) - Львів-Чинадієво, 27–30 серпня 2015р.</text:span></text:p>
        </text:list-item>
        <text:list-item>
          <text:p text:style-name="P36"><text:span text:style-name="T42">В. Парубочий, Р. Шувар, Д. Афанасьєв. Порівняння методів реконструкції дискретизованого сигналу з рівномірною та рандомізованою інтерполяцією. </text:span><text:span text:style-name="T45">\\ Матеріали VI-ої наукової конференції "Фізичні методи в екології, біології та медицині". - Львів-Ворохта, 17–20 вересня 2015p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15:04:55.213000000</meta:creation-date>
    <dc:date>2016-06-03T18:45:20.812000000</dc:date>
    <meta:editing-duration>PT1H30M58S</meta:editing-duration>
    <meta:editing-cycles>8</meta:editing-cycles>
    <meta:generator>LibreOffice/5.1.3.2$Windows_x86 LibreOffice_project/644e4637d1d8544fd9f56425bd6cec110e49301b</meta:generator>
    <meta:document-statistic meta:table-count="0" meta:image-count="0" meta:object-count="0" meta:page-count="4" meta:paragraph-count="123" meta:word-count="945" meta:character-count="6943" meta:non-whitespace-character-count="6210"/>
  </office:meta>
</office:document-meta>
</file>